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a5e10" officeooo:paragraph-rsid="001a5e10"/>
    </style:style>
    <style:style style:name="P2" style:family="paragraph" style:parent-style-name="Title">
      <style:text-properties officeooo:rsid="001a5e10" officeooo:paragraph-rsid="001a5e10"/>
    </style:style>
    <style:style style:name="P3" style:family="paragraph" style:parent-style-name="Text_20_body">
      <style:text-properties officeooo:rsid="001a5e10" officeooo:paragraph-rsid="001a5e10"/>
    </style:style>
    <style:style style:name="P4" style:family="paragraph" style:parent-style-name="Text_20_body" style:list-style-name="L1">
      <style:text-properties officeooo:rsid="001cfe06" officeooo:paragraph-rsid="001cfe06"/>
    </style:style>
    <style:style style:name="P5" style:family="paragraph" style:parent-style-name="Heading_20_1">
      <style:text-properties officeooo:rsid="001a5e10" officeooo:paragraph-rsid="001a5e10"/>
    </style:style>
    <style:style style:name="P6" style:family="paragraph" style:parent-style-name="Heading_20_2">
      <style:text-properties officeooo:rsid="001a5e10" officeooo:paragraph-rsid="001a5e10"/>
    </style:style>
    <style:style style:name="P7" style:family="paragraph" style:parent-style-name="Heading_20_2">
      <style:text-properties officeooo:rsid="001cfe06" officeooo:paragraph-rsid="001cfe06"/>
    </style:style>
    <style:style style:name="T1" style:family="text">
      <style:text-properties officeooo:rsid="001cfe0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auppalista – dokumentaatio</text:p>
      <text:p text:style-name="P1"/>
      <text:h text:style-name="P5" text:outline-level="1">Johdanto</text:h>
      <text:p text:style-name="P1">Kauppalista on tietokantasovellus, joka toimii virtuaalisena muistilistana kauppaostoksista. Yksineläjille sen päätoimintona on nimenomaan toimia mukaan otettavana listana ostoksista. Useamman hengen ruokakunnille ruokalista tarjoaa yhteistoimintomahdollisuuksia niin tarpeiden hankinnan hajauttamiseen kuin kulujen kirjanpitoon.</text:p>
      <text:p text:style-name="P1"/>
      <text:h text:style-name="P5" text:outline-level="1">Käyttötapaukset</text:h>
      <text:p text:style-name="P1">Käyttötapauksia on <text:span text:style-name="T1">kolme</text:span>: kirjautumaton käyttäjä, <text:span text:style-name="T1">listan omistaja ja kollaboroja</text:span></text:p>
      <text:h text:style-name="P6" text:outline-level="2">0: Kirjautumaton käyttäjä</text:h>
      <text:list xml:id="list433527947873191746" text:style-name="L1">
        <text:list-item>
          <text:p text:style-name="P4">Näkee infosivun</text:p>
        </text:list-item>
        <text:list-item>
          <text:p text:style-name="P4">voi kirjautua sisään</text:p>
        </text:list-item>
      </text:list>
      <text:p text:style-name="P1"/>
      <text:h text:style-name="P7" text:outline-level="2">1: List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4T15:38:23.515846919</meta:creation-date>
    <dc:date>2014-09-04T16:27:42.351434646</dc:date>
    <meta:editing-duration>PT5M25S</meta:editing-duration>
    <meta:editing-cycles>2</meta:editing-cycles>
    <meta:generator>LibreOffice/4.2.6.3$Linux_X86_64 LibreOffice_project/420m0$Build-3</meta:generator>
    <meta:document-statistic meta:table-count="0" meta:image-count="0" meta:object-count="0" meta:page-count="1" meta:paragraph-count="9" meta:word-count="56" meta:character-count="530" meta:non-whitespace-character-count="531"/>
  </office:meta>
</office:document-meta>
</file>